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88cm" fo:min-width="3.3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45cm" fo:min-width="3.39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84cm" fo:min-width="0.07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3.69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8cm" fo:min-width="0.72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7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9.525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2.794cm" svg:x="8.366cm" svg:y="22.463cm">
          <text:p text:style-name="P2">Widgets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191cm" svg:height="2.794cm" svg:x="8.366cm" svg:y="17.383cm">
          <text:p text:style-name="P2">Elastic</text:p>
          <text:p text:style-name="P2">Query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1" draw:layer="layout" svg:width="1.143cm" svg:height="1.524cm" svg:x="9.763cm" svg:y="20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191cm" svg:height="2.794cm" svg:x="8.493cm" svg:y="12.811cm">
          <text:p text:style-name="P2">Elastic</text:p>
          <text:p text:style-name="P2">Query</text:p>
          <text:p text:style-name="P2">Response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4.191cm" svg:height="2.794cm" svg:x="14.716cm" svg:y="14.843cm">
          <text:p text:style-name="P2">Elastic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" draw:layer="layout" svg:width="1.397cm" svg:height="1.016cm" svg:x="13.002cm" svg:y="14.5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397cm" svg:height="1.016cm" svg:x="13.002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032cm" svg:height="8.382cm" svg:x="1.635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653cm" svg:height="1.143cm" svg:x="1.635cm" svg:y="1.8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4:03:07.248775668</dc:date>
    <dc:creator>Brylie Oxley</dc:creator>
    <meta:editing-duration>PT33M26S</meta:editing-duration>
    <meta:editing-cycles>6</meta:editing-cycles>
    <meta:generator>LibreOffice/4.4.2.2$Linux_X86_64 LibreOffice_project/40m0$Build-2</meta:generator>
    <meta:document-statistic meta:object-count="12"/>
  </office:meta>
</office:document-meta>
</file>